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2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3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5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7" style:family="paragraph" style:parent-style-name="Text_20_body">
      <style:paragraph-properties fo:text-align="justify" style:justify-single-word="false"/>
      <style:text-properties officeooo:paragraph-rsid="0020dc7b"/>
    </style:style>
    <style:style style:name="P8" style:family="paragraph" style:parent-style-name="Text_20_body">
      <style:paragraph-properties fo:text-align="justify" style:justify-single-word="false"/>
      <style:text-properties officeooo:paragraph-rsid="0023db42"/>
    </style:style>
    <style:style style:name="P9" style:family="paragraph" style:parent-style-name="Text_20_body">
      <style:paragraph-properties fo:text-align="justify" style:justify-single-word="false"/>
      <style:text-properties officeooo:paragraph-rsid="0024969a"/>
    </style:style>
    <style:style style:name="P10" style:family="paragraph" style:parent-style-name="Text_20_body">
      <style:paragraph-properties fo:text-align="justify" style:justify-single-word="false"/>
      <style:text-properties officeooo:rsid="00271de0" officeooo:paragraph-rsid="00271de0"/>
    </style:style>
    <style:style style:name="P11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12" style:family="paragraph" style:parent-style-name="Text_20_body" style:list-style-name="">
      <style:paragraph-properties fo:text-align="center" style:justify-single-word="false"/>
      <style:text-properties officeooo:paragraph-rsid="0011a77b"/>
    </style:style>
    <style:style style:name="P13" style:family="paragraph" style:parent-style-name="Text_20_body">
      <style:text-properties fo:font-weight="bold" officeooo:rsid="002cc539" officeooo:paragraph-rsid="002cc539" style:font-weight-asian="bold" style:font-weight-complex="bold"/>
    </style:style>
    <style:style style:name="P14" style:family="paragraph" style:parent-style-name="Text_20_body">
      <style:text-properties fo:font-weight="bold" officeooo:rsid="002db05d" officeooo:paragraph-rsid="002db05d" style:font-weight-asian="bold" style:font-weight-complex="bold"/>
    </style:style>
    <style:style style:name="P15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6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7" style:family="paragraph" style:parent-style-name="Contents_20_Heading" style:master-page-name="Standard">
      <style:paragraph-properties style:page-number="1"/>
    </style:style>
    <style:style style:name="P18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MojHeading" style:master-page-name="Standard">
      <style:paragraph-properties style:page-number="2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2cc539" style:font-style-asian="italic" style:font-style-complex="italic"/>
    </style:style>
    <style:style style:name="T5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6" style:family="text">
      <style:text-properties officeooo:rsid="001a1f33"/>
    </style:style>
    <style:style style:name="T7" style:family="text">
      <style:text-properties officeooo:rsid="001c82c8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fcf4c" style:font-style-asian="normal" style:font-style-complex="normal"/>
    </style:style>
    <style:style style:name="T10" style:family="text">
      <style:text-properties fo:font-style="normal" officeooo:rsid="0020dc7b" style:font-style-asian="normal" style:font-style-complex="normal"/>
    </style:style>
    <style:style style:name="T11" style:family="text">
      <style:text-properties fo:font-style="normal" officeooo:rsid="00214648" style:font-style-asian="normal" style:font-style-complex="normal"/>
    </style:style>
    <style:style style:name="T12" style:family="text">
      <style:text-properties fo:font-style="normal" officeooo:rsid="00233763" style:font-style-asian="normal" style:font-style-complex="normal"/>
    </style:style>
    <style:style style:name="T13" style:family="text">
      <style:text-properties fo:font-style="normal" officeooo:rsid="0023db42" style:font-style-asian="normal" style:font-style-complex="normal"/>
    </style:style>
    <style:style style:name="T14" style:family="text">
      <style:text-properties fo:font-style="normal" officeooo:rsid="0024969a" style:font-style-asian="normal" style:font-style-complex="normal"/>
    </style:style>
    <style:style style:name="T15" style:family="text">
      <style:text-properties fo:font-style="normal" officeooo:rsid="0025f2e6" style:font-style-asian="normal" style:font-style-complex="normal"/>
    </style:style>
    <style:style style:name="T16" style:family="text">
      <style:text-properties fo:font-style="normal" officeooo:rsid="00271de0" style:font-style-asian="normal" style:font-style-complex="normal"/>
    </style:style>
    <style:style style:name="T17" style:family="text">
      <style:text-properties fo:font-style="normal" officeooo:rsid="002928f1" style:font-style-asian="normal" style:font-style-complex="normal"/>
    </style:style>
    <style:style style:name="T18" style:family="text">
      <style:text-properties fo:font-style="normal" officeooo:rsid="002aebd6" style:font-style-asian="normal" style:font-style-complex="normal"/>
    </style:style>
    <style:style style:name="T19" style:family="text">
      <style:text-properties fo:font-style="normal" officeooo:rsid="002bf48e" style:font-style-asian="normal" style:font-style-complex="normal"/>
    </style:style>
    <style:style style:name="T20" style:family="text">
      <style:text-properties fo:font-style="normal" officeooo:rsid="002c6682" style:font-style-asian="normal" style:font-style-complex="normal"/>
    </style:style>
    <style:style style:name="T21" style:family="text">
      <style:text-properties fo:font-style="normal" officeooo:rsid="002cc539" style:font-style-asian="normal" style:font-style-complex="normal"/>
    </style:style>
    <style:style style:name="T22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26" style:family="text">
      <style:text-properties officeooo:rsid="0020dc7b"/>
    </style:style>
    <style:style style:name="T27" style:family="text">
      <style:text-properties officeooo:rsid="0021464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zitet u Beogradu</text:p>
      <text:p text:style-name="P3">Matematički fakultet</text:p>
      <text:p text:style-name="P2"/>
      <text:p text:style-name="Caption"/>
      <text:p text:style-name="P2"/>
      <text:p text:style-name="P2"/>
      <text:p text:style-name="P2"/>
      <text:p text:style-name="P2"/>
      <text:p text:style-name="P3"/>
      <text:p text:style-name="Title">Informacioni sistem za firmu <text:line-break/><text:span text:style-name="T1">Ramix Čačak</text:span></text:p>
      <text:p text:style-name="Subtitle">-grupni projekat-</text:p>
      <text:p text:style-name="P6"/>
      <text:p text:style-name="P6"/>
      <text:p text:style-name="P6"/>
      <text:p text:style-name="P6"/>
      <text:p text:style-name="P4">Studenti:</text:p>
      <text:p text:style-name="P4">Petar Kulezić</text:p>
      <text:p text:style-name="P4">Miloš Lončarević</text:p>
      <text:p text:style-name="P4">Filip Miljaković</text:p>
      <text:p text:style-name="P4">Pavle Gavrilović</text:p>
      <text:h text:style-name="P18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adržaj</text:p>
          </text:index-title>
          <text:p text:style-name="P19"><text:a xlink:type="simple" xlink:href="#__RefHeading___Toc112_949689110" text:style-name="Index_20_Link" text:visited-style-name="Index_20_Link">Uvod<text:tab/>2</text:a></text:p>
          <text:p text:style-name="P19"><text:a xlink:type="simple" xlink:href="#__RefHeading___Toc114_949689110" text:style-name="Index_20_Link" text:visited-style-name="Index_20_Link">Analza sistema<text:tab/>2</text:a></text:p>
          <text:p text:style-name="P22"><text:a xlink:type="simple" xlink:href="#__RefHeading___Toc266_535156845" text:style-name="Index_20_Link" text:visited-style-name="Index_20_Link"><text:span text:style-name="T8">Zaduženja aktera u sistemu</text:span></text:a><text:a xlink:type="simple" xlink:href="#__RefHeading___Toc266_535156845" text:style-name="Index_20_Link" text:visited-style-name="Index_20_Link"><text:tab/>3</text:a></text:p>
        </text:index-body>
      </text:table-of-content>
      <text:p text:style-name="P12"/>
      <text:h text:style-name="P20" text:outline-level="1"><text:bookmark-start text:name="__RefHeading___Toc112_949689110"/>Uvod<text:bookmark-end text:name="__RefHeading___Toc112_949689110"/></text:h>
      <text:p text:style-name="P1"><text:tab/><text:span text:style-name="T6">Predmet ovog projekta je razvijanje informacionog sistema za firmu </text:span><text:span text:style-name="T2">Ramix</text:span><text:span text:style-name="T6"> iz Čačka. </text:span>Firma <text:span text:style-name="T1">Ramix</text:span> se bavi proizvodnjom boja i lepokova. <text:span text:style-name="T7">Od budućeg informacionog sistema se zahteva da:</text:span></text:p>
      <text:list xml:id="list9205638730994099109" text:style-name="L1">
        <text:list-item>
          <text:p text:style-name="P15">nadgleda stanj<text:span text:style-name="T26">e</text:span> u magacinima sirovina i gotovih proizvoda,</text:p>
        </text:list-item>
        <text:list-item>
          <text:p text:style-name="P15">daje precizine informacije menadžemntu o trenutnim dešavanjima u firmi (šta je poručeno, šta se proizvodi, šta je otpremljeno…) i tako pomogne u donošenju daljih odluka,</text:p>
        </text:list-item>
        <text:list-item>
          <text:p text:style-name="P16">ima 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9"><text:tab/><text:span text:style-name="T27">Firma </text:span><text:span text:style-name="T3">Ramix </text:span><text:span text:style-name="T9">trenutno ima knjigovodstveni program instaliran na jednom od svojih računara i pomoću njega se kreiraju svi dokumenti</text:span><text:span text:style-name="T14"> </text:span><text:span text:style-name="T9">potrebni za rad firme </text:span><text:span text:style-name="T14">(radni nalozi, otpremnice, računi…)</text:span><text:span text:style-name="T9">. Takođe, u okviru programa postoji i baza podataka sa </text:span><text:span text:style-name="T10">podacima o stanju sirovina i gotovih proizvoda; kupcima i dobavljačima; izlaznim i ulaznim fakturama…</text:span></text:p>
      <text:p text:style-name="P7"><text:span text:style-name="T10"><text:tab/>Osnovni nedostatak ovog programa jeste što nije prilagođen konkretnim potrebama firme, v</text:span><text:span text:style-name="T11">eć je knjigovodstveni program opšteg tipa.</text:span><text:span text:style-name="T10"> </text:span><text:span text:style-name="T11">Kao takav</text:span><text:span text:style-name="T10"> je, u nekim delovima, suviše obiman (prilikom rada se prolazi kroz neke korake koji nisu svojstveni konkretnom tipu </text:span><text:span text:style-name="T11">preduzeća</text:span><text:span text:style-name="T10">) ili ima nejasan interfejs što otežava njegovo korišćenje, dok mu, sa druge strane, fale neke mogućnosti koje bi firma želela da ima.</text:span></text:p>
      <text:p text:style-name="P7"><text:span text:style-name="T10"><text:tab/></text:span><text:span text:style-name="T12">Radi lakšeg sagledavanja rada cele firme, podelili smo je na nekoliko celina: primanje porudžbina, proizvodnja, prodaja i nabavka, knjigovodstvo.</text:span></text:p>
      <text:p text:style-name="P7"><text:span text:style-name="T12"><text:tab/>Primanje porudžbina se trenutno odvija na nekoliko načina: telefonom, SMS porukama ili elektronskom poštom. Porudžbine se ne unose u računar.</text:span></text:p>
      <text:p text:style-name="P8"><text:span text:style-name="T12"><text:tab/>Proces proizvodnje počinje kreiranjem </text:span><text:span text:style-name="T22">radnog naloga</text:span><text:span text:style-name="T12"> </text:span><text:span text:style-name="T13">(specifikacija šta je potrebno proizvesti i u kojoj količini) </text:span><text:span text:style-name="T12">od strane menadžera proizvodnje. </text:span><text:span text:style-name="T13">Radni nalog se potom predaje šefu proizvodnje koji zatim </text:span><text:span text:style-name="T5">trebuje</text:span><text:span text:style-name="T13"> sirovine iz magacina </text:span><text:span text:style-name="T14">sirovina </text:span><text:span text:style-name="T13">u skladu sa </text:span><text:span text:style-name="T23">normativima</text:span><text:span text:style-name="T13"> (spisak sirovina koje ulaze u proizvod i njihova količina; nalazi se u bazi podataka) proizvoda koji će se proizvesti. </text:span><text:span text:style-name="T14">Nakon završetka samog pravljenja proizvoda on se odlaže u magacin gotovih proizvoda i beleži se kolika je količina proizvedena.</text:span></text:p>
      <text:p text:style-name="P8"><text:span text:style-name="T14"><text:tab/>Prodaja započinje planiranjem rute od strane menadžera prodaje na osnovu primljenih porudžbina i stanja u magacinu gotovih proizvoda. Potom on kreira i štampa </text:span><text:span text:style-name="T24">otpremnicu</text:span><text:span text:style-name="T14"> (dokment koji </text:span><text:span text:style-name="T15">sadrži informacije o robi koja je poslata na put; putuje zajedno sa robom</text:span><text:span text:style-name="T14">) </text:span><text:span text:style-name="T15">u tri primerka, za vozača, za magacionera i za kupca. Predaje otpremnice vozaču, koji od magacionera dobija robu i kreće na put. Firma ima zaposlenog vozača, ali može da unajmi dodatne službe transporta, u zavisnosti od obima posla. Proces ostaje isti, bili do je reč o firminom vozaču ili nekom ko vrši uslugu transporta. Kupac, kad mu stigne roba, potvrđuje da je sve u redu svojim potpisom na otpremnicama i jedna otpremnica se vraća u firmu </text:span><text:span text:style-name="T16">na osnovu koje se formira račun. U slučaju da </text:span><text:soft-page-break/><text:span text:style-name="T16">nije sve u redu sa dospelom robom vrši se korekcija otpremnice, odnosno kupcu se šalju nove dve otpremnice koje su u skladu sa robom koju je primio. Jednu otpremnicu, potpisanu, kupac vraća i potom dobija račun.</text:span></text:p>
      <text:p text:style-name="P10"><text:span text:style-name="T8"><text:tab/>Prilikom nabavke je firma u ulozi kupca i sve se odvija po prethodno opisanom postupku prodaje.</text:span></text:p>
      <text:p text:style-name="P11"><text:span text:style-name="T8"><text:tab/></text:span><text:span text:style-name="T17">U okviru knjigovodstva se, koristeći postojeći program, unose svi računi u bazu podataka. Dakle, </text:span><text:span text:style-name="T25">izlazne fakture</text:span><text:span text:style-name="T17"> (potraživanja </text:span><text:span text:style-name="T20">prema</text:span><text:span text:style-name="T17"> kupc</text:span><text:span text:style-name="T20">ima</text:span><text:span text:style-name="T17">), </text:span><text:span text:style-name="T25">ulazne fakture</text:span><text:span text:style-name="T17"> (</text:span><text:span text:style-name="T18">dugovanja prema dobavljačima</text:span><text:span text:style-name="T17">), </text:span><text:span text:style-name="T18">kao i razni troškovi firme </text:span><text:span text:style-name="T19">(</text:span><text:span text:style-name="T18">poput komunalija, goriva, </text:span><text:span text:style-name="T19">usluga transporta, </text:span><text:span text:style-name="T20">bankarske provizije</text:span><text:span text:style-name="T19">…) </text:span><text:span text:style-name="T20">se unose u <text:s/>sistem. </text:span><text:span text:style-name="T21">Na osnovu toga, moguće je od postojećeg programa dobiti podatke o ukupnim potraživanjima, dugovanjima, kao i pojedinačnim.</text:span></text:p>
      <text:h text:style-name="Heading_20_2" text:outline-level="2"><text:bookmark-start text:name="__RefHeading___Toc266_535156845"/><text:span text:style-name="T21">Zaduženja aktera u sistemu</text:span><text:bookmark-end text:name="__RefHeading___Toc266_535156845"/></text:h>
      <text:p text:style-name="Text_20_body"><text:span text:style-name="T21"><text:tab/>Sledi spisak zaduženja koje zaposleni u firmi </text:span><text:span text:style-name="T4">Ramix</text:span><text:span text:style-name="T21"> imaju. Kako je reč o relativno maloj firmi, jedna osoba može imati više od jednog zaduženja.</text:span></text:p>
      <text:p text:style-name="P13"><text:span text:style-name="T8">Menadžer prodaje - </text:span></text:p>
      <text:p text:style-name="P13"><text:span text:style-name="T8">Menadžer nabavke -</text:span></text:p>
      <text:p text:style-name="P13"><text:span text:style-name="T8">Referent prodaje -</text:span></text:p>
      <text:p text:style-name="P13"><text:span text:style-name="T8">Šef proizvodnje - <text:s/></text:span></text:p>
      <text:p text:style-name="P14"><text:span text:style-name="T8">Radnik u proizvodnji -</text:span></text:p>
      <text:p text:style-name="P14"><text:span text:style-name="T21">Vozač - </text:span><text:span text:style-name="T8"><text:s/></text:span></text:p>
      <text:p text:style-name="P1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10T23:32:36.712736164</dc:date>
    <meta:editing-duration>PT1H23M2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5" meta:paragraph-count="36" meta:word-count="606" meta:character-count="3996" meta:non-whitespace-character-count="3412"/>
  </office:meta>
</office:document-meta>
</file>